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1.1591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b2b2b2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in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34" style:family="table-cell" style:parent-style-name="Default">
      <style:table-cell-properties fo:border-bottom="1.5pt solid #00a933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808080"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b2b2b2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1.5pt solid #00a933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5_HK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"/>
        <table:table-column table:style-name="co4" table:default-cell-style-name="ce8"/>
        <table:table-column table:style-name="co5" table:number-columns-repeated="2" table:default-cell-style-name="Default"/>
        <table:table-column table:style-name="co5" table:default-cell-style-name="ce22"/>
        <table:table-column table:style-name="co6" table:number-columns-repeated="2" table:default-cell-style-name="ce35"/>
        <table:table-column table:style-name="co7" table:default-cell-style-name="Default"/>
        <table:table-column table:style-name="co8" table:default-cell-style-name="Default"/>
        <table:table-column table:style-name="co9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őr sebesség: <text:span text:style-name="T1">5</text:span></text:p>
          </table:table-cell>
          <table:covered-table-cell table:style-name="ce15"/>
          <table:table-cell table:number-columns-repeated="3"/>
          <table:table-cell table:style-name="Default"/>
          <table:table-cell table:number-columns-repeated="3"/>
          <table:table-cell table:style-name="ce34"/>
          <table:table-cell table:style-name="Default" office:value-type="string" calcext:value-type="string">
            <text:p>Kétkezes harc 2&amp;3.fok követelmény limi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 table:number-columns-spanned="2" table:number-rows-spanned="1">
            <text:p>Hosszú kard Sebesség: <text:span text:style-name="T1">6</text:span></text:p>
          </table:table-cell>
          <table:covered-table-cell table:style-name="ce15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16"/>
          <table:table-cell table:style-name="ce19" office:value-type="float" office:value="0" calcext:value-type="float">
            <text:p>0</text:p>
          </table:table-cell>
          <table:table-cell table:style-name="ce16"/>
          <table:table-cell table:style-name="ce23"/>
          <table:table-cell table:style-name="ce27" office:value-type="string" calcext:value-type="string">
            <text:p>Hn{1;2;3}=Harckeret növelés fortély foka</text:p>
          </table:table-cell>
          <table:table-cell table:style-name="ce16" table:number-columns-repeated="2"/>
          <table:table-cell table:style-name="ce23"/>
          <table:table-cell table:style-name="ce36" office:value-type="string" calcext:value-type="string">
            <text:p>KH: Kétkezes Harc van (1.fok: +3 Harckeret; 2.fok: +6 Harckeret</text:p>
          </table:table-cell>
          <table:table-cell table:style-name="Default"/>
          <table:table-cell table:style-name="ce16" table:number-columns-repeated="16373"/>
        </table:table-row>
        <table:table-row table:style-name="ro1">
          <table:table-cell table:style-name="ce12"/>
          <table:table-cell table:style-name="ce16" table:number-columns-repeated="3"/>
          <table:table-cell table:style-name="ce23"/>
          <table:table-cell table:style-name="ce28"/>
          <table:table-cell table:style-name="ce16" table:number-columns-repeated="2"/>
          <table:table-cell table:style-name="ce23"/>
          <table:table-cell table:style-name="ce36" table:number-columns-repeated="2"/>
          <table:table-cell table:style-name="ce16" table:number-columns-repeated="16373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8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 +2kez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7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1"> +2kezesség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3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3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/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2"/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/>
          <table:table-cell table:number-columns-repeated="3"/>
          <table:table-cell table:style-name="Default"/>
          <table:table-cell table:number-columns-repeated="3"/>
          <table:table-cell table:style-name="ce3"/>
          <table:table-cell table:style-name="ce38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2"/>
          <table:table-cell table:number-columns-repeated="3"/>
          <table:table-cell table:style-name="Default"/>
          <table:table-cell table:number-columns-repeated="3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/>
          <table:table-cell table:number-columns-repeated="3"/>
          <table:table-cell table:style-name="Default"/>
          <table:table-cell table:number-columns-repeated="3"/>
          <table:table-cell table:style-name="ce38" table:number-columns-repeated="2"/>
          <table:table-cell table:style-name="ce2"/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14" table:number-columns-repeated="4"/>
          <table:table-cell table:style-name="ce26"/>
          <table:table-cell table:style-name="ce33"/>
          <table:table-cell table:style-name="ce14" table:number-columns-repeated="2"/>
          <table:table-cell table:style-name="ce26"/>
          <table:table-cell table:style-name="ce39" table:number-columns-repeated="2"/>
          <table:table-cell table:style-name="ce14"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16"/>
          <table:table-cell table:style-name="ce19" office:value-type="float" office:value="3" calcext:value-type="float">
            <text:p>3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23"/>
          <table:table-cell table:style-name="ce36" table:number-columns-repeated="2"/>
          <table:table-cell table:style-name="ce16" table:number-columns-repeated="2"/>
          <table:table-cell table:number-columns-repeated="16371"/>
        </table:table-row>
        <table:table-row table:style-name="ro1">
          <table:table-cell table:style-name="ce12"/>
          <table:table-cell table:style-name="ce16" table:number-columns-repeated="3"/>
          <table:table-cell table:style-name="ce23"/>
          <table:table-cell table:style-name="ce28"/>
          <table:table-cell table:style-name="ce16" table:number-columns-repeated="2"/>
          <table:table-cell table:style-name="ce23"/>
          <table:table-cell table:style-name="ce36" table:number-columns-repeated="2"/>
          <table:table-cell table:style-name="ce16" table:number-columns-repeated="2"/>
          <table:table-cell table:number-columns-repeated="16371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8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 +2kez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7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 table:number-columns-repeated="2"/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2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1"> +2kezes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/>
          <table:table-cell table:style-name="ce3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7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/>
          <table:table-cell table:style-name="ce10"/>
          <table:table-cell table:number-columns-repeated="16371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6_HK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"/>
        <table:table-column table:style-name="co4" table:default-cell-style-name="ce8"/>
        <table:table-column table:style-name="co5" table:number-columns-repeated="2" table:default-cell-style-name="Default"/>
        <table:table-column table:style-name="co5" table:default-cell-style-name="ce22"/>
        <table:table-column table:style-name="co6" table:number-columns-repeated="2" table:default-cell-style-name="ce35"/>
        <table:table-column table:style-name="co7" table:default-cell-style-name="Default"/>
        <table:table-column table:style-name="co8" table:default-cell-style-name="Default"/>
        <table:table-column table:style-name="co9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őr sebesség: 6</text:p>
          </table:table-cell>
          <table:covered-table-cell table:style-name="ce15"/>
          <table:table-cell table:number-columns-repeated="3"/>
          <table:table-cell table:style-name="Default"/>
          <table:table-cell table:number-columns-repeated="3"/>
          <table:table-cell table:style-name="ce34"/>
          <table:table-cell table:style-name="Default" office:value-type="string" calcext:value-type="string">
            <text:p>Kétkezes harc 2&amp;3.fok követelmény limi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 table:number-columns-spanned="2" table:number-rows-spanned="1">
            <text:p>Hosszú kard Sebesség: 7</text:p>
          </table:table-cell>
          <table:covered-table-cell table:style-name="ce15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16"/>
          <table:table-cell table:style-name="ce19" office:value-type="float" office:value="0" calcext:value-type="float">
            <text:p>0</text:p>
          </table:table-cell>
          <table:table-cell table:style-name="ce16"/>
          <table:table-cell table:style-name="ce23"/>
          <table:table-cell table:style-name="ce27" office:value-type="string" calcext:value-type="string">
            <text:p>Hn{1;2;3}=Harckeret növelés fortély foka</text:p>
          </table:table-cell>
          <table:table-cell table:style-name="ce16" table:number-columns-repeated="2"/>
          <table:table-cell table:style-name="ce23"/>
          <table:table-cell table:style-name="ce36" office:value-type="string" calcext:value-type="string">
            <text:p>KH: Kétkezes Harc van (1.fok: +3 Harckeret; 2.fok: +6 Harckeret</text:p>
          </table:table-cell>
          <table:table-cell table:style-name="Default"/>
          <table:table-cell table:style-name="ce16" table:number-columns-repeated="16373"/>
        </table:table-row>
        <table:table-row table:style-name="ro1">
          <table:table-cell table:style-name="ce12"/>
          <table:table-cell table:style-name="ce16" table:number-columns-repeated="3"/>
          <table:table-cell table:style-name="ce23"/>
          <table:table-cell table:style-name="ce28"/>
          <table:table-cell table:style-name="ce16" table:number-columns-repeated="2"/>
          <table:table-cell table:style-name="ce23"/>
          <table:table-cell table:style-name="ce36" table:number-columns-repeated="2"/>
          <table:table-cell table:style-name="ce16" table:number-columns-repeated="16373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8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 +2kez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7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3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3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1"> +2kezesség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ce3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ce44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14" table:number-columns-repeated="4"/>
          <table:table-cell table:style-name="ce26"/>
          <table:table-cell table:style-name="ce33"/>
          <table:table-cell table:style-name="ce14" table:number-columns-repeated="2"/>
          <table:table-cell table:style-name="ce26"/>
          <table:table-cell table:style-name="ce39" table:number-columns-repeated="2"/>
          <table:table-cell table:style-name="ce14"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16"/>
          <table:table-cell table:style-name="ce19" office:value-type="float" office:value="3" calcext:value-type="float">
            <text:p>3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23"/>
          <table:table-cell table:style-name="ce36" table:number-columns-repeated="2"/>
          <table:table-cell table:style-name="ce16" table:number-columns-repeated="2"/>
          <table:table-cell table:number-columns-repeated="16371"/>
        </table:table-row>
        <table:table-row table:style-name="ro1">
          <table:table-cell table:style-name="ce12"/>
          <table:table-cell table:style-name="ce16" table:number-columns-repeated="3"/>
          <table:table-cell table:style-name="ce23"/>
          <table:table-cell table:style-name="ce28"/>
          <table:table-cell table:style-name="ce16" table:number-columns-repeated="2"/>
          <table:table-cell table:style-name="ce23"/>
          <table:table-cell table:style-name="ce36" table:number-columns-repeated="2"/>
          <table:table-cell table:style-name="ce16" table:number-columns-repeated="2"/>
          <table:table-cell table:number-columns-repeated="16371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8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 +2kez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7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 table:number-columns-repeated="2"/>
          <table:table-cell table:number-columns-repeated="2"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number-columns-repeated="2"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2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1"> +2kezes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3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/>
          <table:table-cell table:style-name="ce3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7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style-name="ce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3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2" table:number-columns-repeated="3"/>
          <table:table-cell table:style-name="ce25"/>
          <table:table-cell table:style-name="ce7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2" table:number-columns-repeated="3"/>
          <table:table-cell table:style-name="ce25"/>
          <table:table-cell table:style-name="ce6"/>
          <table:table-cell table:style-name="ce2" table:number-columns-repeated="2"/>
          <table:table-cell table:style-name="ce25"/>
          <table:table-cell table:style-name="ce38" table:number-columns-repeated="2"/>
          <table:table-cell table:style-name="ce2"/>
          <table:table-cell table:style-name="ce10"/>
          <table:table-cell table:number-columns-repeated="16371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9P0"/>
    </number:currency-style>
    <number:number-style style:name="N130">
      <number:text>Limit túllépés!</number:text>
    </number:number-style>
    <number:number-style style:name="N131">
      <number:text>Negatív!</number:text>
    </number:number-style>
    <number:number-style style:name="N132">
      <number:text>fok&gt;max!</number:text>
    </number:number-style>
    <number:number-style style:name="N133">
      <number:text>Túllépés</number:text>
    </number:number-style>
    <number:number-style style:name="N134">
      <number:text>Túllépés!</number:text>
    </number:number-style>
    <number:text-style style:name="N135">
      <number:text-content/>
      <number:text> (tradícióból)</number:text>
    </number:text-style>
    <number:number-style style:name="N136">
      <number:text>Mesterfegyver harcmodor szint követelménye nincs meg!</number:text>
    </number:number-style>
    <number:number-style style:name="N137">
      <number:text>Gyors!</number:text>
    </number:number-style>
    <number:number-style style:name="N138">
      <number:text>Túllépted a Primer KP limitet!</number:text>
    </number:number-style>
    <number:number-style style:name="N139">
      <number:text>2 pengénél Erő:+2 kell!</number:text>
    </number:number-style>
    <number:number-style style:name="N140">
      <number:text>fok&gt;max</number:text>
    </number:number-style>
    <number:number-style style:name="N141">
      <number:text>Fok&gt;Max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number:number-style style:name="N216">
      <number:number number:min-integer-digits="1"/>
      <number:text> x</number:text>
    </number:number-style>
    <number:number-style style:name="N217">
      <number:number number:min-integer-digits="1"/>
      <number:text> +k10 ↓</number:text>
    </number:number-style>
    <number:number-style style:name="N218">
      <number:number number:min-integer-digits="1"/>
      <number:text> méter</number:text>
    </number:number-style>
    <number:number-style style:name="N219">
      <number:number number:min-integer-digits="1"/>
      <number:text>x</number:text>
    </number:number-style>
    <number:date-style style:name="N220">
      <number:month/>
      <number:text>ax: General</number:text>
    </number:date-style>
    <number:number-style style:name="N221">
      <number:text>Max költhető: </number:text>
      <number:number number:min-integer-digits="1"/>
    </number:number-style>
    <number:number-style style:name="N222">
      <number:text>Még költhető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4:22:00.9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0:23:58.087933739</meta:creation-date>
    <dc:date>2025-02-03T17:26:15.239000000</dc:date>
    <meta:editing-duration>PT2H34M43S</meta:editing-duration>
    <meta:editing-cycles>23</meta:editing-cycles>
    <meta:generator>LibreOffice/24.8.4.2$Windows_X86_64 LibreOffice_project/bb3cfa12c7b1bf994ecc5649a80400d06cd71002</meta:generator>
    <meta:document-statistic meta:table-count="2" meta:cell-count="656" meta:object-count="0"/>
  </office:meta>
</office:document-meta>
</file>